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officeooo:paragraph-rsid="000c0918" style:font-name="arial"/>
    </style:style>
    <style:style style:family="paragraph" style:name="P4" style:parent-style-name="Standard">
      <style:paragraph-properties fo:text-align="start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0918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0918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paragraph-properties fo:text-align="start" style:justify-single-word="false"/>
      <style:text-properties fo:background-color="transparent" fo:font-size="11pt" fo:font-style="normal" fo:font-weight="normal" officeooo:paragraph-rsid="000c0918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background-color="transparent" fo:font-style="normal" officeooo:paragraph-rsid="000c0918" style:font-style-asian="normal" style:font-style-complex="normal"/>
    </style:style>
    <style:style style:family="paragraph" style:name="P12" style:parent-style-name="UrbanTitle">
      <style:paragraph-properties fo:text-align="start" style:justify-single-word="false"/>
      <style:text-properties fo:background-color="transparent" fo:font-size="11pt" fo:font-style="normal" fo:font-weight="bold" officeooo:paragraph-rsid="000c0918" style:font-name="arial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Title3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font-size="12pt" fo:font-weight="normal" style:font-size-asian="12pt" style:font-size-complex="12pt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weight="normal" fo:language="fr" fo:letter-spacing="normal" officeooo:rsid="0084aa93" style:font-name="arial" style:font-name-complex="Calibri" style:font-size-asian="11pt" style:font-size-complex="11pt" style:font-weight-asian="normal" style:font-weight-complex="normal"/>
    </style:style>
    <style:style style:family="text" style:name="T13">
      <style:text-properties fo:country="FR" fo:font-size="11pt" fo:font-style="italic" fo:font-weight="normal" fo:language="fr" fo:letter-spacing="normal" officeooo:rsid="0084aa93" style:font-name="arial" style:font-name-complex="Calibri" style:font-size-asian="11pt" style:font-size-complex="11pt" style:font-style-asian="italic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weight="normal" officeooo:rsid="0084aa93" style:font-name="arial" style:font-name-complex="Arial" style:font-size-asian="11pt" style:font-size-complex="11pt" style:font-weight-asian="normal" style:font-weight-complex="normal"/>
    </style:style>
    <style:style style:family="text" style:name="T19">
      <style:text-properties fo:font-size="11pt" fo:font-style="italic" fo:font-weight="normal" officeooo:rsid="0084aa93" style:font-name="arial" style:font-name-complex="Arial" style:font-size-asian="11pt" style:font-size-complex="11pt" style:font-style-asian="italic" style:font-style-complex="italic" style:font-weight-asian="normal" style:font-weight-complex="normal"/>
    </style:style>
    <style:style style:family="text" style:name="T20">
      <style:text-properties fo:background-color="#ffff00" fo:font-style="italic" loext:char-shading-value="0" style:font-style-asian="italic" style:font-style-complex="italic"/>
    </style:style>
    <style:style style:family="text" style:name="T21">
      <style:text-properties officeooo:rsid="0084aa93" style:font-name-complex="Arial" style:text-underline-style="none"/>
    </style:style>
    <style:style style:family="text" style:name="T22">
      <style:text-properties fo:font-weight="normal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4"><office:annotation><dc:creator>Gauthier Bastien</dc:creator><dc:date>2011-01-13T14:56:41</dc:date><text:p text:style-name="P14"><text:span text:style-name="T23">do text</text:span></text:p><text:p text:style-name="P14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5"><text:span text:style-name="Police_20_par_20_défaut"><text:span text:style-name="T11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1">SPW DGO4</text:p>
            <text:p text:style-name="P11">Direction générale opérationnelle</text:p>
            <text:p text:style-name="P11">Aménagement du Territoire, Logement, Patrimoine et Energie</text:p>
            <text:p text:style-name="P11">Place Léopold, 3 – Immeuble « BIBOT »</text:p>
            <text:p text:style-name="P10">5000 Namur</text:p>
            <text:p text:style-name="P12"><text:span text:style-name="T21">RECOMMANDÉ</text:span></text:p>
          </table:table-cell>
        </table:table-row>
      </table:table>
      <text:p text:style-name="P3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reference, format='odt')</text:span></text:p></office:annotation>Import depuis reference.odt</text:p>
      <text:p text:style-name="P13">Vos références : <text:text-input text:description="Référence DGATLP">self.getReferenceDGATLP() </text:text-input></text:p>
      <text:p text:style-name="P13"/>
      <text:p text:style-name="P7"><office:annotation><dc:creator>Gauthier Bastien</dc:creator><dc:date>2011-02-16T16:12:24</dc:date><text:p text:style-name="P14"><text:span text:style-name="T2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2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self.getLicenceSubject()</text:text-input></text:p>
      <text:p text:style-name="P7"><text:span text:style-name="T6">Situation :</text:span> <text:text-input text:description="Situation des travaux">self.getWorkLocationSignaletic()</text:text-input></text:p>
      <text:p text:style-name="P7"><text:span text:style-name="T6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Nous vous prions de trouver ci-après une copie de l'avis visé à l'article 336 (annexe 26) du <text:span text:style-name="T22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officeooo:paragraph-rsid="000c0918" style:font-name="arial"/>
    </style:style>
    <style:style style:family="paragraph" style:name="P4" style:parent-style-name="Standard">
      <style:paragraph-properties fo:text-align="start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0918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0918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paragraph-properties fo:text-align="start" style:justify-single-word="false"/>
      <style:text-properties fo:background-color="transparent" fo:font-size="11pt" fo:font-style="normal" fo:font-weight="normal" officeooo:paragraph-rsid="000c0918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background-color="transparent" fo:font-style="normal" officeooo:paragraph-rsid="000c0918" style:font-style-asian="normal" style:font-style-complex="normal"/>
    </style:style>
    <style:style style:family="paragraph" style:name="P12" style:parent-style-name="UrbanTitle">
      <style:paragraph-properties fo:text-align="start" style:justify-single-word="false"/>
      <style:text-properties fo:background-color="transparent" fo:font-size="11pt" fo:font-style="normal" fo:font-weight="bold" officeooo:paragraph-rsid="000c0918" style:font-name="arial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Title3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font-size="12pt" fo:font-weight="normal" style:font-size-asian="12pt" style:font-size-complex="12pt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weight="normal" fo:language="fr" fo:letter-spacing="normal" officeooo:rsid="0084aa93" style:font-name="arial" style:font-name-complex="Calibri" style:font-size-asian="11pt" style:font-size-complex="11pt" style:font-weight-asian="normal" style:font-weight-complex="normal"/>
    </style:style>
    <style:style style:family="text" style:name="T13">
      <style:text-properties fo:country="FR" fo:font-size="11pt" fo:font-style="italic" fo:font-weight="normal" fo:language="fr" fo:letter-spacing="normal" officeooo:rsid="0084aa93" style:font-name="arial" style:font-name-complex="Calibri" style:font-size-asian="11pt" style:font-size-complex="11pt" style:font-style-asian="italic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weight="normal" officeooo:rsid="0084aa93" style:font-name="arial" style:font-name-complex="Arial" style:font-size-asian="11pt" style:font-size-complex="11pt" style:font-weight-asian="normal" style:font-weight-complex="normal"/>
    </style:style>
    <style:style style:family="text" style:name="T19">
      <style:text-properties fo:font-size="11pt" fo:font-style="italic" fo:font-weight="normal" officeooo:rsid="0084aa93" style:font-name="arial" style:font-name-complex="Arial" style:font-size-asian="11pt" style:font-size-complex="11pt" style:font-style-asian="italic" style:font-style-complex="italic" style:font-weight-asian="normal" style:font-weight-complex="normal"/>
    </style:style>
    <style:style style:family="text" style:name="T20">
      <style:text-properties fo:background-color="#ffff00" fo:font-style="italic" loext:char-shading-value="0" style:font-style-asian="italic" style:font-style-complex="italic"/>
    </style:style>
    <style:style style:family="text" style:name="T21">
      <style:text-properties officeooo:rsid="0084aa93" style:font-name-complex="Arial" style:text-underline-style="none"/>
    </style:style>
    <style:style style:family="text" style:name="T22">
      <style:text-properties fo:font-weight="normal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4"><office:annotation><dc:creator>Gauthier Bastien</dc:creator><dc:date>2011-01-13T14:56:41</dc:date><text:p text:style-name="P14"><text:span text:style-name="T23">do text</text:span></text:p><text:p text:style-name="P14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5"><text:span text:style-name="Police_20_par_20_défaut"><text:span text:style-name="T11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1">SPW DGO4</text:p>
            <text:p text:style-name="P11">Direction générale opérationnelle</text:p>
            <text:p text:style-name="P11">Aménagement du Territoire, Logement, Patrimoine et Energie</text:p>
            <text:p text:style-name="P11">Place Léopold, 3 – Immeuble « BIBOT »</text:p>
            <text:p text:style-name="P10">5000 Namur</text:p>
            <text:p text:style-name="P12"><text:span text:style-name="T21">RECOMMANDÉ</text:span></text:p>
          </table:table-cell>
        </table:table-row>
      </table:table>
      <text:p text:style-name="P3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reference, format='odt')</text:span></text:p></office:annotation>Import depuis reference.odt</text:p>
      <text:p text:style-name="P13">Vos références : <text:text-input text:description="Référence DGATLP">self.getReferenceDGATLP() </text:text-input></text:p>
      <text:p text:style-name="P13"/>
      <text:p text:style-name="P7"><office:annotation><dc:creator>Gauthier Bastien</dc:creator><dc:date>2011-02-16T16:12:24</dc:date><text:p text:style-name="P14"><text:span text:style-name="T2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2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self.getLicenceSubject()</text:text-input></text:p>
      <text:p text:style-name="P7"><text:span text:style-name="T6">Situation :</text:span> <text:text-input text:description="Situation des travaux">self.getWorkLocationSignaletic()</text:text-input></text:p>
      <text:p text:style-name="P7"><text:span text:style-name="T6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Nous vous prions de trouver ci-après une copie de l'avis visé à l'article 336 (annexe 26) du <text:span text:style-name="T22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officeooo:paragraph-rsid="000c0918" style:font-name="arial"/>
    </style:style>
    <style:style style:family="paragraph" style:name="P4" style:parent-style-name="Standard">
      <style:paragraph-properties fo:text-align="start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0918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0918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paragraph-properties fo:text-align="start" style:justify-single-word="false"/>
      <style:text-properties fo:background-color="transparent" fo:font-size="11pt" fo:font-style="normal" fo:font-weight="normal" officeooo:paragraph-rsid="000c0918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background-color="transparent" fo:font-style="normal" officeooo:paragraph-rsid="000c0918" style:font-style-asian="normal" style:font-style-complex="normal"/>
    </style:style>
    <style:style style:family="paragraph" style:name="P12" style:parent-style-name="UrbanTitle">
      <style:paragraph-properties fo:text-align="start" style:justify-single-word="false"/>
      <style:text-properties fo:background-color="transparent" fo:font-size="11pt" fo:font-style="normal" fo:font-weight="bold" officeooo:paragraph-rsid="000c0918" style:font-name="arial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Title3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font-size="12pt" fo:font-weight="normal" style:font-size-asian="12pt" style:font-size-complex="12pt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weight="normal" fo:language="fr" fo:letter-spacing="normal" officeooo:rsid="0084aa93" style:font-name="arial" style:font-name-complex="Calibri" style:font-size-asian="11pt" style:font-size-complex="11pt" style:font-weight-asian="normal" style:font-weight-complex="normal"/>
    </style:style>
    <style:style style:family="text" style:name="T13">
      <style:text-properties fo:country="FR" fo:font-size="11pt" fo:font-style="italic" fo:font-weight="normal" fo:language="fr" fo:letter-spacing="normal" officeooo:rsid="0084aa93" style:font-name="arial" style:font-name-complex="Calibri" style:font-size-asian="11pt" style:font-size-complex="11pt" style:font-style-asian="italic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weight="normal" officeooo:rsid="0084aa93" style:font-name="arial" style:font-name-complex="Arial" style:font-size-asian="11pt" style:font-size-complex="11pt" style:font-weight-asian="normal" style:font-weight-complex="normal"/>
    </style:style>
    <style:style style:family="text" style:name="T19">
      <style:text-properties fo:font-size="11pt" fo:font-style="italic" fo:font-weight="normal" officeooo:rsid="0084aa93" style:font-name="arial" style:font-name-complex="Arial" style:font-size-asian="11pt" style:font-size-complex="11pt" style:font-style-asian="italic" style:font-style-complex="italic" style:font-weight-asian="normal" style:font-weight-complex="normal"/>
    </style:style>
    <style:style style:family="text" style:name="T20">
      <style:text-properties fo:background-color="#ffff00" fo:font-style="italic" loext:char-shading-value="0" style:font-style-asian="italic" style:font-style-complex="italic"/>
    </style:style>
    <style:style style:family="text" style:name="T21">
      <style:text-properties officeooo:rsid="0084aa93" style:font-name-complex="Arial" style:text-underline-style="none"/>
    </style:style>
    <style:style style:family="text" style:name="T22">
      <style:text-properties fo:font-weight="normal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4"><office:annotation><dc:creator>Gauthier Bastien</dc:creator><dc:date>2011-01-13T14:56:41</dc:date><text:p text:style-name="P14"><text:span text:style-name="T23">do text</text:span></text:p><text:p text:style-name="P14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5"><text:span text:style-name="Police_20_par_20_défaut"><text:span text:style-name="T11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1">SPW DGO4</text:p>
            <text:p text:style-name="P11">Direction générale opérationnelle</text:p>
            <text:p text:style-name="P11">Aménagement du Territoire, Logement, Patrimoine et Energie</text:p>
            <text:p text:style-name="P11">Place Léopold, 3 – Immeuble « BIBOT »</text:p>
            <text:p text:style-name="P10">5000 Namur</text:p>
            <text:p text:style-name="P12"><text:span text:style-name="T21">RECOMMANDÉ</text:span></text:p>
          </table:table-cell>
        </table:table-row>
      </table:table>
      <text:p text:style-name="P3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reference, format='odt')</text:span></text:p></office:annotation>Import depuis reference.odt</text:p>
      <text:p text:style-name="P13">Vos références : <text:text-input text:description="Référence DGATLP">self.getReferenceDGATLP() </text:text-input></text:p>
      <text:p text:style-name="P13"/>
      <text:p text:style-name="P7"><office:annotation><dc:creator>Gauthier Bastien</dc:creator><dc:date>2011-02-16T16:12:24</dc:date><text:p text:style-name="P14"><text:span text:style-name="T2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2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self.getLicenceSubject()</text:text-input></text:p>
      <text:p text:style-name="P7"><text:span text:style-name="T6">Situation :</text:span> <text:text-input text:description="Situation des travaux">self.getWorkLocationSignaletic()</text:text-input></text:p>
      <text:p text:style-name="P7"><text:span text:style-name="T6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Nous vous prions de trouver ci-après une copie de l'avis visé à l'article 336 (annexe 26) du <text:span text:style-name="T22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officeooo:paragraph-rsid="000c0918" style:font-name="arial"/>
    </style:style>
    <style:style style:family="paragraph" style:name="P4" style:parent-style-name="Standard">
      <style:paragraph-properties fo:text-align="start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0918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0918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0918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paragraph-properties fo:text-align="start" style:justify-single-word="false"/>
      <style:text-properties fo:background-color="transparent" fo:font-size="11pt" fo:font-style="normal" fo:font-weight="normal" officeooo:paragraph-rsid="000c0918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background-color="transparent" fo:font-style="normal" officeooo:paragraph-rsid="000c0918" style:font-style-asian="normal" style:font-style-complex="normal"/>
    </style:style>
    <style:style style:family="paragraph" style:name="P12" style:parent-style-name="UrbanTitle">
      <style:paragraph-properties fo:text-align="start" style:justify-single-word="false"/>
      <style:text-properties fo:background-color="transparent" fo:font-size="11pt" fo:font-style="normal" fo:font-weight="bold" officeooo:paragraph-rsid="000c0918" style:font-name="arial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Title3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size-asian="12pt" style:font-size-complex="12pt"/>
    </style:style>
    <style:style style:family="text" style:name="T8">
      <style:text-properties fo:font-size="12pt" fo:font-weight="normal" style:font-size-asian="12pt" style:font-size-complex="12pt" style:font-weight-asian="normal" style:font-weight-complex="norm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background-color="transparent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untry="FR" fo:font-size="11pt" fo:font-weight="normal" fo:language="fr" fo:letter-spacing="normal" officeooo:rsid="0084aa93" style:font-name="arial" style:font-name-complex="Calibri" style:font-size-asian="11pt" style:font-size-complex="11pt" style:font-weight-asian="normal" style:font-weight-complex="normal"/>
    </style:style>
    <style:style style:family="text" style:name="T13">
      <style:text-properties fo:country="FR" fo:font-size="11pt" fo:font-style="italic" fo:font-weight="normal" fo:language="fr" fo:letter-spacing="normal" officeooo:rsid="0084aa93" style:font-name="arial" style:font-name-complex="Calibri" style:font-size-asian="11pt" style:font-size-complex="11pt" style:font-style-asian="italic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background-color="transparent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weight="normal" officeooo:rsid="0084aa93" style:font-name="arial" style:font-name-complex="Arial" style:font-size-asian="11pt" style:font-size-complex="11pt" style:font-weight-asian="normal" style:font-weight-complex="normal"/>
    </style:style>
    <style:style style:family="text" style:name="T19">
      <style:text-properties fo:font-size="11pt" fo:font-style="italic" fo:font-weight="normal" officeooo:rsid="0084aa93" style:font-name="arial" style:font-name-complex="Arial" style:font-size-asian="11pt" style:font-size-complex="11pt" style:font-style-asian="italic" style:font-style-complex="italic" style:font-weight-asian="normal" style:font-weight-complex="normal"/>
    </style:style>
    <style:style style:family="text" style:name="T20">
      <style:text-properties fo:background-color="#ffff00" fo:font-style="italic" loext:char-shading-value="0" style:font-style-asian="italic" style:font-style-complex="italic"/>
    </style:style>
    <style:style style:family="text" style:name="T21">
      <style:text-properties officeooo:rsid="0084aa93" style:font-name-complex="Arial" style:text-underline-style="none"/>
    </style:style>
    <style:style style:family="text" style:name="T22">
      <style:text-properties fo:font-weight="normal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4"><office:annotation><dc:creator>Gauthier Bastien</dc:creator><dc:date>2011-01-13T14:56:41</dc:date><text:p text:style-name="P14"><text:span text:style-name="T23">do text</text:span></text:p><text:p text:style-name="P14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5"><text:span text:style-name="Police_20_par_20_défaut"><text:span text:style-name="T11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1">SPW DGO4</text:p>
            <text:p text:style-name="P11">Direction générale opérationnelle</text:p>
            <text:p text:style-name="P11">Aménagement du Territoire, Logement, Patrimoine et Energie</text:p>
            <text:p text:style-name="P11">Place Léopold, 3 – Immeuble « BIBOT »</text:p>
            <text:p text:style-name="P10">5000 Namur</text:p>
            <text:p text:style-name="P12"><text:span text:style-name="T21">RECOMMANDÉ</text:span></text:p>
          </table:table-cell>
        </table:table-row>
      </table:table>
      <text:p text:style-name="P3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reference, format='odt')</text:span></text:p></office:annotation>Import depuis reference.odt</text:p>
      <text:p text:style-name="P13">Vos références : <text:text-input text:description="Référence DGATLP">self.getReferenceDGATLP() </text:text-input></text:p>
      <text:p text:style-name="P13"/>
      <text:p text:style-name="P7"><office:annotation><dc:creator>Gauthier Bastien</dc:creator><dc:date>2011-02-16T16:12:24</dc:date><text:p text:style-name="P14"><text:span text:style-name="T2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2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self.getLicenceSubject()</text:text-input></text:p>
      <text:p text:style-name="P7"><text:span text:style-name="T6">Situation :</text:span> <text:text-input text:description="Situation des travaux">self.getWorkLocationSignaletic()</text:text-input></text:p>
      <text:p text:style-name="P7"><text:span text:style-name="T6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Nous vous prions de trouver ci-après une copie de l'avis visé à l'article 336 (annexe 26) du <text:span text:style-name="T22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10:58.673461308</dc:date>
    <dc:language>fr-FR</dc:language>
    <meta:editing-cycles>69</meta:editing-cycles>
    <meta:editing-duration>P1DT8H19M4S</meta:editing-duration>
    <meta:document-statistic meta:table-count="1" meta:image-count="0" meta:object-count="0" meta:page-count="1" meta:paragraph-count="21" meta:word-count="125" meta:character-count="955" meta:non-whitespace-character-count="867"/>
    <meta:user-defined meta:name="Info 1"/>
    <meta:user-defined meta:name="Info 2"/>
    <meta:user-defined meta:name="Info 3"/>
    <meta:user-defined meta:name="Info 4"/>
  </office:meta>
</office:document-meta>
</file>